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background-color="transparent"/>
      <style:text-properties fo:font-size="7.90000009536743pt" officeooo:paragraph-rsid="003ec2b1" style:font-size-asian="7.90000009536743pt" style:font-size-complex="7.9000000953674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b127" style:font-weight-asian="normal" style:font-weight-complex="normal"/>
    </style:style>
    <style:style style:name="T3" style:family="text">
      <style:text-properties fo:font-weight="normal" officeooo:rsid="001d3949" style:font-weight-asian="normal" style:font-weight-complex="normal"/>
    </style:style>
    <style:style style:name="T4" style:family="text">
      <style:text-properties fo:font-weight="normal" officeooo:rsid="001dfd77" style:font-weight-asian="normal" style:font-weight-complex="normal"/>
    </style:style>
    <style:style style:name="T5" style:family="text">
      <style:text-properties fo:font-weight="normal" officeooo:rsid="001ef679" style:font-weight-asian="normal" style:font-weight-complex="normal"/>
    </style:style>
    <style:style style:name="T6" style:family="text">
      <style:text-properties fo:font-weight="normal" officeooo:rsid="001f99b2" style:font-weight-asian="normal" style:font-weight-complex="normal"/>
    </style:style>
    <style:style style:name="T7" style:family="text">
      <style:text-properties fo:font-weight="normal" officeooo:rsid="001fe9cb" style:font-weight-asian="normal" style:font-weight-complex="normal"/>
    </style:style>
    <style:style style:name="T8" style:family="text">
      <style:text-properties fo:font-weight="normal" officeooo:rsid="00211c9c" style:font-weight-asian="normal" style:font-weight-complex="normal"/>
    </style:style>
    <style:style style:name="T9" style:family="text">
      <style:text-properties fo:font-weight="normal" officeooo:rsid="0022220d" style:font-weight-asian="normal" style:font-weight-complex="normal"/>
    </style:style>
    <style:style style:name="T10" style:family="text">
      <style:text-properties fo:font-weight="normal" officeooo:rsid="0023b9c5" style:font-weight-asian="normal" style:font-weight-complex="normal"/>
    </style:style>
    <style:style style:name="T11" style:family="text">
      <style:text-properties fo:font-weight="normal" officeooo:rsid="0024cb43" style:font-weight-asian="normal" style:font-weight-complex="normal"/>
    </style:style>
    <style:style style:name="T12" style:family="text">
      <style:text-properties fo:font-weight="normal" officeooo:rsid="002aace1" style:font-weight-asian="normal" style:font-weight-complex="normal"/>
    </style:style>
    <style:style style:name="T13" style:family="text">
      <style:text-properties fo:font-weight="normal" officeooo:rsid="002c9e28" style:font-weight-asian="normal" style:font-weight-complex="normal"/>
    </style:style>
    <style:style style:name="T14" style:family="text">
      <style:text-properties fo:font-weight="normal" officeooo:rsid="002e6ec7" style:font-weight-asian="normal" style:font-weight-complex="normal"/>
    </style:style>
    <style:style style:name="T15" style:family="text">
      <style:text-properties fo:font-weight="normal" officeooo:rsid="0034afb9" style:font-weight-asian="normal" style:font-weight-complex="normal"/>
    </style:style>
    <style:style style:name="T16" style:family="text">
      <style:text-properties fo:font-weight="normal" officeooo:rsid="00353ebb" style:font-weight-asian="normal" style:font-weight-complex="normal"/>
    </style:style>
    <style:style style:name="T17" style:family="text">
      <style:text-properties fo:font-weight="normal" officeooo:rsid="0035421e" style:font-weight-asian="normal" style:font-weight-complex="normal"/>
    </style:style>
    <style:style style:name="T18" style:family="text">
      <style:text-properties fo:font-weight="normal" officeooo:rsid="00367931" style:font-weight-asian="normal" style:font-weight-complex="normal"/>
    </style:style>
    <style:style style:name="T19" style:family="text">
      <style:text-properties fo:font-weight="normal" officeooo:rsid="001aa0bc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d3949" style:font-weight-asian="bold" style:font-weight-complex="bold"/>
    </style:style>
    <style:style style:name="T22" style:family="text">
      <style:text-properties fo:font-weight="bold" officeooo:rsid="001dfd77" style:font-weight-asian="bold" style:font-weight-complex="bold"/>
    </style:style>
    <style:style style:name="T23" style:family="text">
      <style:text-properties fo:font-weight="bold" officeooo:rsid="001ef679" style:font-weight-asian="bold" style:font-weight-complex="bold"/>
    </style:style>
    <style:style style:name="T24" style:family="text">
      <style:text-properties fo:font-weight="bold" officeooo:rsid="001f99b2" style:font-weight-asian="bold" style:font-weight-complex="bold"/>
    </style:style>
    <style:style style:name="T25" style:family="text">
      <style:text-properties fo:font-weight="bold" officeooo:rsid="001fe9cb" style:font-weight-asian="bold" style:font-weight-complex="bold"/>
    </style:style>
    <style:style style:name="T26" style:family="text">
      <style:text-properties fo:font-weight="bold" officeooo:rsid="00211c9c" style:font-weight-asian="bold" style:font-weight-complex="bold"/>
    </style:style>
    <style:style style:name="T27" style:family="text">
      <style:text-properties fo:font-weight="bold" officeooo:rsid="0022220d" style:font-weight-asian="bold" style:font-weight-complex="bold"/>
    </style:style>
    <style:style style:name="T28" style:family="text">
      <style:text-properties fo:font-weight="bold" officeooo:rsid="0023b9c5" style:font-weight-asian="bold" style:font-weight-complex="bold"/>
    </style:style>
    <style:style style:name="T29" style:family="text">
      <style:text-properties fo:font-weight="bold" officeooo:rsid="0024cb43" style:font-weight-asian="bold" style:font-weight-complex="bold"/>
    </style:style>
    <style:style style:name="T30" style:family="text">
      <style:text-properties fo:font-weight="bold" officeooo:rsid="002aace1" style:font-weight-asian="bold" style:font-weight-complex="bold"/>
    </style:style>
    <style:style style:name="T31" style:family="text">
      <style:text-properties fo:font-weight="bold" officeooo:rsid="002c9e28" style:font-weight-asian="bold" style:font-weight-complex="bold"/>
    </style:style>
    <style:style style:name="T32" style:family="text">
      <style:text-properties fo:font-weight="bold" officeooo:rsid="0034afb9" style:font-weight-asian="bold" style:font-weight-complex="bold"/>
    </style:style>
    <style:style style:name="T33" style:family="text">
      <style:text-properties fo:font-weight="bold" officeooo:rsid="0035421e" style:font-weight-asian="bold" style:font-weight-complex="bold"/>
    </style:style>
    <style:style style:name="T34" style:family="text">
      <style:text-properties fo:font-weight="bold" officeooo:rsid="00353ebb" style:font-weight-asian="bold" style:font-weight-complex="bold"/>
    </style:style>
    <style:style style:name="T35" style:family="text">
      <style:text-properties fo:font-weight="bold" officeooo:rsid="001aa0bc" style:font-weight-asian="bold" style:font-weight-complex="bold"/>
    </style:style>
    <style:style style:name="T36" style:family="text">
      <style:text-properties fo:font-weight="bold" officeooo:rsid="001bb127" style:font-weight-asian="bold" style:font-weight-complex="bold"/>
    </style:style>
    <style:style style:name="T37" style:family="text">
      <style:text-properties officeooo:rsid="0035421e"/>
    </style:style>
    <style:style style:name="T38" style:family="text">
      <style:text-properties style:text-position="sub 58%" fo:font-weight="normal" officeooo:rsid="00367931" style:font-weight-asian="normal" style:font-weight-complex="normal"/>
    </style:style>
    <style:style style:name="T39" style:family="text">
      <style:text-properties style:text-position="sub 58%" fo:font-weight="normal" officeooo:rsid="003dedda" style:font-weight-asian="normal" style:font-weight-complex="normal"/>
    </style:style>
    <style:style style:name="T40" style:family="text">
      <style:text-properties style:text-position="sub 58%" fo:font-size="8pt" fo:font-weight="normal" officeooo:rsid="00367931" style:font-size-asian="8pt" style:font-weight-asian="normal" style:font-size-complex="8pt" style:font-weight-complex="normal"/>
    </style:style>
    <style:style style:name="T41" style:family="text">
      <style:text-properties style:text-position="sub 58%" fo:font-size="8pt" fo:font-weight="normal" officeooo:rsid="003dedda" style:font-size-asian="8pt" style:font-weight-asian="normal" style:font-size-complex="8pt" style:font-weight-complex="normal"/>
    </style:style>
    <style:style style:name="T42" style:family="text">
      <style:text-properties style:text-position="sub 58%" fo:font-size="7pt" fo:font-weight="normal" officeooo:rsid="003dedda" style:font-size-asian="7pt" style:font-weight-asian="normal" style:font-size-complex="7pt" style:font-weight-complex="normal"/>
    </style:style>
    <style:style style:name="T43" style:family="text">
      <style:text-properties style:text-position="sub 58%" fo:font-size="7pt" fo:font-weight="normal" officeooo:rsid="00367931" style:font-size-asian="7pt" style:font-weight-asian="normal" style:font-size-complex="7pt" style:font-weight-complex="normal"/>
    </style:style>
    <style:style style:name="T44" style:family="text">
      <style:text-properties style:text-position="0% 100%" fo:font-weight="normal" style:font-weight-asian="normal" style:font-weight-complex="normal"/>
    </style:style>
    <style:style style:name="T45" style:family="text">
      <style:text-properties style:text-position="0% 100%" fo:font-weight="normal" officeooo:rsid="00367931" style:font-weight-asian="normal" style:font-weight-complex="normal"/>
    </style:style>
    <style:style style:name="T46" style:family="text">
      <style:text-properties style:text-position="0% 100%" fo:font-weight="normal" officeooo:rsid="00370374" style:font-weight-asian="normal" style:font-weight-complex="normal"/>
    </style:style>
    <style:style style:name="T47" style:family="text">
      <style:text-properties style:text-position="0% 100%" fo:font-weight="normal" officeooo:rsid="003966e4" style:font-weight-asian="normal" style:font-weight-complex="normal"/>
    </style:style>
    <style:style style:name="T48" style:family="text">
      <style:text-properties style:text-position="0% 100%" fo:font-weight="normal" officeooo:rsid="003dedda" style:font-weight-asian="normal" style:font-weight-complex="normal"/>
    </style:style>
    <style:style style:name="T49" style:family="text">
      <style:text-properties style:text-position="0% 100%" fo:font-weight="normal" officeooo:rsid="003fd23c" style:font-weight-asian="normal" style:font-weight-complex="normal"/>
    </style:style>
    <style:style style:name="T50" style:family="text">
      <style:text-properties style:text-position="0% 100%" fo:font-weight="normal" officeooo:rsid="0040078d" style:font-weight-asian="normal" style:font-weight-complex="normal"/>
    </style:style>
    <style:style style:name="T51" style:family="text">
      <style:text-properties style:text-position="0% 100%" fo:font-weight="normal" officeooo:rsid="00403af8" style:font-weight-asian="normal" style:font-weight-complex="normal"/>
    </style:style>
    <style:style style:name="T52" style:family="text">
      <style:text-properties style:text-position="0% 100%" fo:font-weight="bold" style:font-weight-asian="bold" style:font-weight-complex="bold"/>
    </style:style>
    <style:style style:name="T53" style:family="text">
      <style:text-properties style:text-position="0% 100%" fo:font-weight="bold" officeooo:rsid="00367931" style:font-weight-asian="bold" style:font-weight-complex="bold"/>
    </style:style>
    <style:style style:name="T54" style:family="text">
      <style:text-properties style:text-position="0% 100%" fo:font-weight="bold" officeooo:rsid="00370374" style:font-weight-asian="bold" style:font-weight-complex="bold"/>
    </style:style>
    <style:style style:name="T55" style:family="text">
      <style:text-properties style:text-position="0% 100%" fo:font-weight="bold" officeooo:rsid="003966e4" style:font-weight-asian="bold" style:font-weight-complex="bold"/>
    </style:style>
    <style:style style:name="T56" style:family="text">
      <style:text-properties style:text-position="0% 100%" fo:font-weight="bold" officeooo:rsid="003b501f" style:font-weight-asian="bold" style:font-weight-complex="bold"/>
    </style:style>
    <style:style style:name="T57" style:family="text">
      <style:text-properties style:text-position="0% 100%" fo:font-weight="bold" officeooo:rsid="003dedda" style:font-weight-asian="bold" style:font-weight-complex="bold"/>
    </style:style>
    <style:style style:name="T58" style:family="text">
      <style:text-properties style:text-position="0% 100%" fo:font-weight="bold" officeooo:rsid="003fd23c" style:font-weight-asian="bold" style:font-weight-complex="bold"/>
    </style:style>
    <style:style style:name="T59" style:family="text">
      <style:text-properties style:text-position="0% 100%" fo:font-weight="bold" officeooo:rsid="0040078d" style:font-weight-asian="bold" style:font-weight-complex="bold"/>
    </style:style>
    <style:style style:name="T60" style:family="text">
      <style:text-properties style:text-position="0% 100%" fo:font-weight="bold" officeooo:rsid="00403af8" style:font-weight-asian="bold" style:font-weight-complex="bold"/>
    </style:style>
    <style:style style:name="T61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62" style:family="text">
      <style:text-properties style:text-position="0% 100%" fo:font-size="8pt" fo:font-weight="bold" officeooo:rsid="00370374" style:font-size-asian="8pt" style:font-weight-asian="bold" style:font-size-complex="8pt" style:font-weight-complex="bold"/>
    </style:style>
    <style:style style:name="T63" style:family="text">
      <style:text-properties style:text-position="0% 100%" fo:font-size="8pt" fo:font-weight="bold" officeooo:rsid="003966e4" style:font-size-asian="8pt" style:font-weight-asian="bold" style:font-size-complex="8pt" style:font-weight-complex="bold"/>
    </style:style>
    <style:style style:name="T64" style:family="text">
      <style:text-properties style:text-position="0% 100%" fo:font-size="8pt" fo:font-weight="bold" officeooo:rsid="00367931" style:font-size-asian="8pt" style:font-weight-asian="bold" style:font-size-complex="8pt" style:font-weight-complex="bold"/>
    </style:style>
    <style:style style:name="T65" style:family="text">
      <style:text-properties style:text-position="0% 100%" fo:font-size="8pt" fo:font-weight="bold" officeooo:rsid="003b501f" style:font-size-asian="8pt" style:font-weight-asian="bold" style:font-size-complex="8pt" style:font-weight-complex="bold"/>
    </style:style>
    <style:style style:name="T66" style:family="text">
      <style:text-properties style:text-position="0% 100%" fo:font-size="8pt" fo:font-weight="bold" officeooo:rsid="003dedda" style:font-size-asian="8pt" style:font-weight-asian="bold" style:font-size-complex="8pt" style:font-weight-complex="bold"/>
    </style:style>
    <style:style style:name="T67" style:family="text">
      <style:text-properties style:text-position="0% 100%" fo:font-size="8pt" fo:font-weight="bold" officeooo:rsid="003fd23c" style:font-size-asian="8pt" style:font-weight-asian="bold" style:font-size-complex="8pt" style:font-weight-complex="bold"/>
    </style:style>
    <style:style style:name="T68" style:family="text">
      <style:text-properties style:text-position="0% 100%" fo:font-size="8pt" fo:font-weight="bold" officeooo:rsid="0040078d" style:font-size-asian="8pt" style:font-weight-asian="bold" style:font-size-complex="8pt" style:font-weight-complex="bold"/>
    </style:style>
    <style:style style:name="T69" style:family="text">
      <style:text-properties style:text-position="0% 100%" fo:font-size="8pt" fo:font-weight="bold" officeooo:rsid="00403af8" style:font-size-asian="8pt" style:font-weight-asian="bold" style:font-size-complex="8pt" style:font-weight-complex="bold"/>
    </style:style>
    <style:style style:name="T70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71" style:family="text">
      <style:text-properties style:text-position="0% 100%" fo:font-size="8pt" fo:font-weight="normal" officeooo:rsid="00370374" style:font-size-asian="8pt" style:font-weight-asian="normal" style:font-size-complex="8pt" style:font-weight-complex="normal"/>
    </style:style>
    <style:style style:name="T72" style:family="text">
      <style:text-properties style:text-position="0% 100%" fo:font-size="8pt" fo:font-weight="normal" officeooo:rsid="003966e4" style:font-size-asian="8pt" style:font-weight-asian="normal" style:font-size-complex="8pt" style:font-weight-complex="normal"/>
    </style:style>
    <style:style style:name="T73" style:family="text">
      <style:text-properties style:text-position="0% 100%" fo:font-size="8pt" fo:font-weight="normal" officeooo:rsid="00367931" style:font-size-asian="8pt" style:font-weight-asian="normal" style:font-size-complex="8pt" style:font-weight-complex="normal"/>
    </style:style>
    <style:style style:name="T74" style:family="text">
      <style:text-properties style:text-position="0% 100%" fo:font-size="8pt" fo:font-weight="normal" officeooo:rsid="003dedda" style:font-size-asian="8pt" style:font-weight-asian="normal" style:font-size-complex="8pt" style:font-weight-complex="normal"/>
    </style:style>
    <style:style style:name="T75" style:family="text">
      <style:text-properties style:text-position="0% 100%" fo:font-size="8pt" fo:font-weight="normal" officeooo:rsid="003fd23c" style:font-size-asian="8pt" style:font-weight-asian="normal" style:font-size-complex="8pt" style:font-weight-complex="normal"/>
    </style:style>
    <style:style style:name="T76" style:family="text">
      <style:text-properties style:text-position="0% 100%" fo:font-size="8pt" fo:font-weight="normal" officeooo:rsid="0040078d" style:font-size-asian="8pt" style:font-weight-asian="normal" style:font-size-complex="8pt" style:font-weight-complex="normal"/>
    </style:style>
    <style:style style:name="T77" style:family="text">
      <style:text-properties style:text-position="0% 100%" fo:font-size="8pt" fo:font-weight="normal" officeooo:rsid="00403af8" style:font-size-asian="8pt" style:font-weight-asian="normal" style:font-size-complex="8pt" style:font-weight-complex="normal"/>
    </style:style>
    <style:style style:name="T78" style:family="text">
      <style:text-properties style:text-position="0% 100%" fo:font-size="7pt" fo:font-weight="bold" style:font-size-asian="7pt" style:font-weight-asian="bold" style:font-size-complex="7pt" style:font-weight-complex="bold"/>
    </style:style>
    <style:style style:name="T79" style:family="text">
      <style:text-properties style:text-position="0% 100%" fo:font-size="7pt" fo:font-weight="bold" officeooo:rsid="003dedda" style:font-size-asian="7pt" style:font-weight-asian="bold" style:font-size-complex="7pt" style:font-weight-complex="bold"/>
    </style:style>
    <style:style style:name="T80" style:family="text">
      <style:text-properties style:text-position="0% 100%" fo:font-size="7pt" fo:font-weight="bold" officeooo:rsid="003fd23c" style:font-size-asian="7pt" style:font-weight-asian="bold" style:font-size-complex="7pt" style:font-weight-complex="bold"/>
    </style:style>
    <style:style style:name="T81" style:family="text">
      <style:text-properties style:text-position="0% 100%" fo:font-size="7pt" fo:font-weight="bold" officeooo:rsid="0040078d" style:font-size-asian="7pt" style:font-weight-asian="bold" style:font-size-complex="7pt" style:font-weight-complex="bold"/>
    </style:style>
    <style:style style:name="T82" style:family="text">
      <style:text-properties style:text-position="0% 100%" fo:font-size="7pt" fo:font-weight="bold" officeooo:rsid="00403af8" style:font-size-asian="7pt" style:font-weight-asian="bold" style:font-size-complex="7pt" style:font-weight-complex="bold"/>
    </style:style>
    <style:style style:name="T83" style:family="text">
      <style:text-properties style:text-position="0% 100%" fo:font-size="7pt" fo:font-weight="bold" officeooo:rsid="00367931" style:font-size-asian="7pt" style:font-weight-asian="bold" style:font-size-complex="7pt" style:font-weight-complex="bold"/>
    </style:style>
    <style:style style:name="T84" style:family="text">
      <style:text-properties style:text-position="0% 100%" fo:font-size="7pt" fo:font-weight="bold" officeooo:rsid="00370374" style:font-size-asian="7pt" style:font-weight-asian="bold" style:font-size-complex="7pt" style:font-weight-complex="bold"/>
    </style:style>
    <style:style style:name="T85" style:family="text">
      <style:text-properties style:text-position="0% 100%" fo:font-size="7pt" fo:font-weight="bold" officeooo:rsid="003966e4" style:font-size-asian="7pt" style:font-weight-asian="bold" style:font-size-complex="7pt" style:font-weight-complex="bold"/>
    </style:style>
    <style:style style:name="T86" style:family="text">
      <style:text-properties style:text-position="0% 100%" fo:font-size="7pt" fo:font-weight="bold" officeooo:rsid="003b501f" style:font-size-asian="7pt" style:font-weight-asian="bold" style:font-size-complex="7pt" style:font-weight-complex="bold"/>
    </style:style>
    <style:style style:name="T87" style:family="text">
      <style:text-properties style:text-position="0% 100%" fo:font-size="7pt" fo:font-weight="normal" style:font-size-asian="7pt" style:font-weight-asian="normal" style:font-size-complex="7pt" style:font-weight-complex="normal"/>
    </style:style>
    <style:style style:name="T88" style:family="text">
      <style:text-properties style:text-position="0% 100%" fo:font-size="7pt" fo:font-weight="normal" officeooo:rsid="003dedda" style:font-size-asian="7pt" style:font-weight-asian="normal" style:font-size-complex="7pt" style:font-weight-complex="normal"/>
    </style:style>
    <style:style style:name="T89" style:family="text">
      <style:text-properties style:text-position="0% 100%" fo:font-size="7pt" fo:font-weight="normal" officeooo:rsid="003fd23c" style:font-size-asian="7pt" style:font-weight-asian="normal" style:font-size-complex="7pt" style:font-weight-complex="normal"/>
    </style:style>
    <style:style style:name="T90" style:family="text">
      <style:text-properties style:text-position="0% 100%" fo:font-size="7pt" fo:font-weight="normal" officeooo:rsid="0040078d" style:font-size-asian="7pt" style:font-weight-asian="normal" style:font-size-complex="7pt" style:font-weight-complex="normal"/>
    </style:style>
    <style:style style:name="T91" style:family="text">
      <style:text-properties style:text-position="0% 100%" fo:font-size="7pt" fo:font-weight="normal" officeooo:rsid="00403af8" style:font-size-asian="7pt" style:font-weight-asian="normal" style:font-size-complex="7pt" style:font-weight-complex="normal"/>
    </style:style>
    <style:style style:name="T92" style:family="text">
      <style:text-properties style:text-position="0% 100%" fo:font-size="7pt" fo:font-weight="normal" officeooo:rsid="00367931" style:font-size-asian="7pt" style:font-weight-asian="normal" style:font-size-complex="7pt" style:font-weight-complex="normal"/>
    </style:style>
    <style:style style:name="T93" style:family="text">
      <style:text-properties style:text-position="0% 100%" fo:font-size="7pt" fo:font-weight="normal" officeooo:rsid="00370374" style:font-size-asian="7pt" style:font-weight-asian="normal" style:font-size-complex="7pt" style:font-weight-complex="normal"/>
    </style:style>
    <style:style style:name="T94" style:family="text">
      <style:text-properties style:text-position="0% 100%" fo:font-size="7pt" fo:font-weight="normal" officeooo:rsid="003966e4" style:font-size-asian="7pt" style:font-weight-asian="normal" style:font-size-complex="7pt" style:font-weight-complex="normal"/>
    </style:style>
    <style:style style:name="T95" style:family="text">
      <style:text-properties style:text-position="super 58%" fo:font-weight="normal" officeooo:rsid="00367931" style:font-weight-asian="normal" style:font-weight-complex="normal"/>
    </style:style>
    <style:style style:name="T96" style:family="text">
      <style:text-properties style:text-position="super 58%" fo:font-weight="normal" officeooo:rsid="00370374" style:font-weight-asian="normal" style:font-weight-complex="normal"/>
    </style:style>
    <style:style style:name="T97" style:family="text">
      <style:text-properties style:text-position="super 58%" fo:font-size="8pt" fo:font-weight="normal" officeooo:rsid="00370374" style:font-size-asian="8pt" style:font-weight-asian="normal" style:font-size-complex="8pt" style:font-weight-complex="normal"/>
    </style:style>
    <style:style style:name="T98" style:family="text">
      <style:text-properties style:text-position="super 58%" fo:font-size="8pt" fo:font-weight="normal" officeooo:rsid="00367931" style:font-size-asian="8pt" style:font-weight-asian="normal" style:font-size-complex="8pt" style:font-weight-complex="normal"/>
    </style:style>
    <style:style style:name="T99" style:family="text">
      <style:text-properties style:text-position="super 58%" fo:font-size="7pt" fo:font-weight="normal" officeooo:rsid="00367931" style:font-size-asian="7pt" style:font-weight-asian="normal" style:font-size-complex="7pt" style:font-weight-complex="normal"/>
    </style:style>
    <style:style style:name="T100" style:family="text">
      <style:text-properties style:text-position="super 58%" fo:font-size="7pt" fo:font-weight="normal" officeooo:rsid="00370374" style:font-size-asian="7pt" style:font-weight-asian="normal" style:font-size-complex="7pt" style:font-weight-complex="normal"/>
    </style:style>
    <style:style style:name="T101" style:family="text">
      <style:text-properties officeooo:rsid="0023b9c5"/>
    </style:style>
    <style:style style:name="T102" style:family="text">
      <style:text-properties officeooo:rsid="002c9e28"/>
    </style:style>
    <style:style style:name="T103" style:family="text">
      <style:text-properties fo:font-size="8pt" officeooo:rsid="0035421e" style:font-size-asian="8pt" style:font-size-complex="8pt"/>
    </style:style>
    <style:style style:name="T104" style:family="text">
      <style:text-properties fo:font-size="8pt" officeooo:rsid="0023b9c5" style:font-size-asian="8pt" style:font-size-complex="8pt"/>
    </style:style>
    <style:style style:name="T105" style:family="text">
      <style:text-properties fo:font-size="8pt" officeooo:rsid="002c9e28" style:font-size-asian="8pt" style:font-size-complex="8pt"/>
    </style:style>
    <style:style style:name="T106" style:family="text">
      <style:text-properties fo:font-size="8pt" fo:font-weight="bold" style:font-size-asian="8pt" style:font-weight-asian="bold" style:font-size-complex="8pt" style:font-weight-complex="bold"/>
    </style:style>
    <style:style style:name="T107" style:family="text">
      <style:text-properties fo:font-size="8pt" fo:font-weight="bold" officeooo:rsid="0035421e" style:font-size-asian="8pt" style:font-weight-asian="bold" style:font-size-complex="8pt" style:font-weight-complex="bold"/>
    </style:style>
    <style:style style:name="T108" style:family="text">
      <style:text-properties fo:font-size="8pt" fo:font-weight="bold" officeooo:rsid="001aa0bc" style:font-size-asian="8pt" style:font-weight-asian="bold" style:font-size-complex="8pt" style:font-weight-complex="bold"/>
    </style:style>
    <style:style style:name="T109" style:family="text">
      <style:text-properties fo:font-size="8pt" fo:font-weight="bold" officeooo:rsid="001bb127" style:font-size-asian="8pt" style:font-weight-asian="bold" style:font-size-complex="8pt" style:font-weight-complex="bold"/>
    </style:style>
    <style:style style:name="T110" style:family="text">
      <style:text-properties fo:font-size="8pt" fo:font-weight="bold" officeooo:rsid="001d3949" style:font-size-asian="8pt" style:font-weight-asian="bold" style:font-size-complex="8pt" style:font-weight-complex="bold"/>
    </style:style>
    <style:style style:name="T111" style:family="text">
      <style:text-properties fo:font-size="8pt" fo:font-weight="bold" officeooo:rsid="001dfd77" style:font-size-asian="8pt" style:font-weight-asian="bold" style:font-size-complex="8pt" style:font-weight-complex="bold"/>
    </style:style>
    <style:style style:name="T112" style:family="text">
      <style:text-properties fo:font-size="8pt" fo:font-weight="bold" officeooo:rsid="001ef679" style:font-size-asian="8pt" style:font-weight-asian="bold" style:font-size-complex="8pt" style:font-weight-complex="bold"/>
    </style:style>
    <style:style style:name="T113" style:family="text">
      <style:text-properties fo:font-size="8pt" fo:font-weight="bold" officeooo:rsid="001f99b2" style:font-size-asian="8pt" style:font-weight-asian="bold" style:font-size-complex="8pt" style:font-weight-complex="bold"/>
    </style:style>
    <style:style style:name="T114" style:family="text">
      <style:text-properties fo:font-size="8pt" fo:font-weight="bold" officeooo:rsid="001fe9cb" style:font-size-asian="8pt" style:font-weight-asian="bold" style:font-size-complex="8pt" style:font-weight-complex="bold"/>
    </style:style>
    <style:style style:name="T115" style:family="text">
      <style:text-properties fo:font-size="8pt" fo:font-weight="bold" officeooo:rsid="00211c9c" style:font-size-asian="8pt" style:font-weight-asian="bold" style:font-size-complex="8pt" style:font-weight-complex="bold"/>
    </style:style>
    <style:style style:name="T116" style:family="text">
      <style:text-properties fo:font-size="8pt" fo:font-weight="bold" officeooo:rsid="0022220d" style:font-size-asian="8pt" style:font-weight-asian="bold" style:font-size-complex="8pt" style:font-weight-complex="bold"/>
    </style:style>
    <style:style style:name="T117" style:family="text">
      <style:text-properties fo:font-size="8pt" fo:font-weight="bold" officeooo:rsid="0023b9c5" style:font-size-asian="8pt" style:font-weight-asian="bold" style:font-size-complex="8pt" style:font-weight-complex="bold"/>
    </style:style>
    <style:style style:name="T118" style:family="text">
      <style:text-properties fo:font-size="8pt" fo:font-weight="bold" officeooo:rsid="0024cb43" style:font-size-asian="8pt" style:font-weight-asian="bold" style:font-size-complex="8pt" style:font-weight-complex="bold"/>
    </style:style>
    <style:style style:name="T119" style:family="text">
      <style:text-properties fo:font-size="8pt" fo:font-weight="bold" officeooo:rsid="002aace1" style:font-size-asian="8pt" style:font-weight-asian="bold" style:font-size-complex="8pt" style:font-weight-complex="bold"/>
    </style:style>
    <style:style style:name="T120" style:family="text">
      <style:text-properties fo:font-size="8pt" fo:font-weight="bold" officeooo:rsid="002c9e28" style:font-size-asian="8pt" style:font-weight-asian="bold" style:font-size-complex="8pt" style:font-weight-complex="bold"/>
    </style:style>
    <style:style style:name="T121" style:family="text">
      <style:text-properties fo:font-size="8pt" fo:font-weight="bold" officeooo:rsid="0034afb9" style:font-size-asian="8pt" style:font-weight-asian="bold" style:font-size-complex="8pt" style:font-weight-complex="bold"/>
    </style:style>
    <style:style style:name="T122" style:family="text">
      <style:text-properties fo:font-size="8pt" fo:font-weight="bold" officeooo:rsid="00353ebb" style:font-size-asian="8pt" style:font-weight-asian="bold" style:font-size-complex="8pt" style:font-weight-complex="bold"/>
    </style:style>
    <style:style style:name="T123" style:family="text">
      <style:text-properties fo:font-size="8pt" fo:font-weight="normal" style:font-size-asian="8pt" style:font-weight-asian="normal" style:font-size-complex="8pt" style:font-weight-complex="normal"/>
    </style:style>
    <style:style style:name="T124" style:family="text">
      <style:text-properties fo:font-size="8pt" fo:font-weight="normal" officeooo:rsid="00367931" style:font-size-asian="8pt" style:font-weight-asian="normal" style:font-size-complex="8pt" style:font-weight-complex="normal"/>
    </style:style>
    <style:style style:name="T125" style:family="text">
      <style:text-properties fo:font-size="8pt" fo:font-weight="normal" officeooo:rsid="001aa0bc" style:font-size-asian="8pt" style:font-weight-asian="normal" style:font-size-complex="8pt" style:font-weight-complex="normal"/>
    </style:style>
    <style:style style:name="T126" style:family="text">
      <style:text-properties fo:font-size="8pt" fo:font-weight="normal" officeooo:rsid="001bb127" style:font-size-asian="8pt" style:font-weight-asian="normal" style:font-size-complex="8pt" style:font-weight-complex="normal"/>
    </style:style>
    <style:style style:name="T127" style:family="text">
      <style:text-properties fo:font-size="8pt" fo:font-weight="normal" officeooo:rsid="001d3949" style:font-size-asian="8pt" style:font-weight-asian="normal" style:font-size-complex="8pt" style:font-weight-complex="normal"/>
    </style:style>
    <style:style style:name="T128" style:family="text">
      <style:text-properties fo:font-size="8pt" fo:font-weight="normal" officeooo:rsid="001dfd77" style:font-size-asian="8pt" style:font-weight-asian="normal" style:font-size-complex="8pt" style:font-weight-complex="normal"/>
    </style:style>
    <style:style style:name="T129" style:family="text">
      <style:text-properties fo:font-size="8pt" fo:font-weight="normal" officeooo:rsid="001ef679" style:font-size-asian="8pt" style:font-weight-asian="normal" style:font-size-complex="8pt" style:font-weight-complex="normal"/>
    </style:style>
    <style:style style:name="T130" style:family="text">
      <style:text-properties fo:font-size="8pt" fo:font-weight="normal" officeooo:rsid="001f99b2" style:font-size-asian="8pt" style:font-weight-asian="normal" style:font-size-complex="8pt" style:font-weight-complex="normal"/>
    </style:style>
    <style:style style:name="T131" style:family="text">
      <style:text-properties fo:font-size="8pt" fo:font-weight="normal" officeooo:rsid="001fe9cb" style:font-size-asian="8pt" style:font-weight-asian="normal" style:font-size-complex="8pt" style:font-weight-complex="normal"/>
    </style:style>
    <style:style style:name="T132" style:family="text">
      <style:text-properties fo:font-size="8pt" fo:font-weight="normal" officeooo:rsid="00211c9c" style:font-size-asian="8pt" style:font-weight-asian="normal" style:font-size-complex="8pt" style:font-weight-complex="normal"/>
    </style:style>
    <style:style style:name="T133" style:family="text">
      <style:text-properties fo:font-size="8pt" fo:font-weight="normal" officeooo:rsid="0022220d" style:font-size-asian="8pt" style:font-weight-asian="normal" style:font-size-complex="8pt" style:font-weight-complex="normal"/>
    </style:style>
    <style:style style:name="T134" style:family="text">
      <style:text-properties fo:font-size="8pt" fo:font-weight="normal" officeooo:rsid="0023b9c5" style:font-size-asian="8pt" style:font-weight-asian="normal" style:font-size-complex="8pt" style:font-weight-complex="normal"/>
    </style:style>
    <style:style style:name="T135" style:family="text">
      <style:text-properties fo:font-size="8pt" fo:font-weight="normal" officeooo:rsid="0024cb43" style:font-size-asian="8pt" style:font-weight-asian="normal" style:font-size-complex="8pt" style:font-weight-complex="normal"/>
    </style:style>
    <style:style style:name="T136" style:family="text">
      <style:text-properties fo:font-size="8pt" fo:font-weight="normal" officeooo:rsid="002aace1" style:font-size-asian="8pt" style:font-weight-asian="normal" style:font-size-complex="8pt" style:font-weight-complex="normal"/>
    </style:style>
    <style:style style:name="T137" style:family="text">
      <style:text-properties fo:font-size="8pt" fo:font-weight="normal" officeooo:rsid="002c9e28" style:font-size-asian="8pt" style:font-weight-asian="normal" style:font-size-complex="8pt" style:font-weight-complex="normal"/>
    </style:style>
    <style:style style:name="T138" style:family="text">
      <style:text-properties fo:font-size="8pt" fo:font-weight="normal" officeooo:rsid="002e6ec7" style:font-size-asian="8pt" style:font-weight-asian="normal" style:font-size-complex="8pt" style:font-weight-complex="normal"/>
    </style:style>
    <style:style style:name="T139" style:family="text">
      <style:text-properties fo:font-size="8pt" fo:font-weight="normal" officeooo:rsid="0034afb9" style:font-size-asian="8pt" style:font-weight-asian="normal" style:font-size-complex="8pt" style:font-weight-complex="normal"/>
    </style:style>
    <style:style style:name="T140" style:family="text">
      <style:text-properties fo:font-size="8pt" fo:font-weight="normal" officeooo:rsid="00353ebb" style:font-size-asian="8pt" style:font-weight-asian="normal" style:font-size-complex="8pt" style:font-weight-complex="normal"/>
    </style:style>
    <style:style style:name="T141" style:family="text">
      <style:text-properties fo:font-size="8pt" fo:font-weight="normal" officeooo:rsid="0035421e" style:font-size-asian="8pt" style:font-weight-asian="normal" style:font-size-complex="8pt" style:font-weight-complex="normal"/>
    </style:style>
    <style:style style:name="T142" style:family="text">
      <style:text-properties fo:font-size="7pt" officeooo:rsid="0023b9c5" style:font-size-asian="7pt" style:font-size-complex="7pt"/>
    </style:style>
    <style:style style:name="T143" style:family="text">
      <style:text-properties fo:font-size="7pt" officeooo:rsid="002c9e28" style:font-size-asian="7pt" style:font-size-complex="7pt"/>
    </style:style>
    <style:style style:name="T144" style:family="text">
      <style:text-properties fo:font-size="7pt" officeooo:rsid="0035421e" style:font-size-asian="7pt" style:font-size-complex="7pt"/>
    </style:style>
    <style:style style:name="T145" style:family="text">
      <style:text-properties fo:font-size="7pt" fo:font-weight="bold" style:font-size-asian="7pt" style:font-weight-asian="bold" style:font-size-complex="7pt" style:font-weight-complex="bold"/>
    </style:style>
    <style:style style:name="T146" style:family="text">
      <style:text-properties fo:font-size="7pt" fo:font-weight="bold" officeooo:rsid="001aa0bc" style:font-size-asian="7pt" style:font-weight-asian="bold" style:font-size-complex="7pt" style:font-weight-complex="bold"/>
    </style:style>
    <style:style style:name="T147" style:family="text">
      <style:text-properties fo:font-size="7pt" fo:font-weight="bold" officeooo:rsid="001bb127" style:font-size-asian="7pt" style:font-weight-asian="bold" style:font-size-complex="7pt" style:font-weight-complex="bold"/>
    </style:style>
    <style:style style:name="T148" style:family="text">
      <style:text-properties fo:font-size="7pt" fo:font-weight="bold" officeooo:rsid="001d3949" style:font-size-asian="7pt" style:font-weight-asian="bold" style:font-size-complex="7pt" style:font-weight-complex="bold"/>
    </style:style>
    <style:style style:name="T149" style:family="text">
      <style:text-properties fo:font-size="7pt" fo:font-weight="bold" officeooo:rsid="001dfd77" style:font-size-asian="7pt" style:font-weight-asian="bold" style:font-size-complex="7pt" style:font-weight-complex="bold"/>
    </style:style>
    <style:style style:name="T150" style:family="text">
      <style:text-properties fo:font-size="7pt" fo:font-weight="bold" officeooo:rsid="001ef679" style:font-size-asian="7pt" style:font-weight-asian="bold" style:font-size-complex="7pt" style:font-weight-complex="bold"/>
    </style:style>
    <style:style style:name="T151" style:family="text">
      <style:text-properties fo:font-size="7pt" fo:font-weight="bold" officeooo:rsid="001f99b2" style:font-size-asian="7pt" style:font-weight-asian="bold" style:font-size-complex="7pt" style:font-weight-complex="bold"/>
    </style:style>
    <style:style style:name="T152" style:family="text">
      <style:text-properties fo:font-size="7pt" fo:font-weight="bold" officeooo:rsid="001fe9cb" style:font-size-asian="7pt" style:font-weight-asian="bold" style:font-size-complex="7pt" style:font-weight-complex="bold"/>
    </style:style>
    <style:style style:name="T153" style:family="text">
      <style:text-properties fo:font-size="7pt" fo:font-weight="bold" officeooo:rsid="00211c9c" style:font-size-asian="7pt" style:font-weight-asian="bold" style:font-size-complex="7pt" style:font-weight-complex="bold"/>
    </style:style>
    <style:style style:name="T154" style:family="text">
      <style:text-properties fo:font-size="7pt" fo:font-weight="bold" officeooo:rsid="0022220d" style:font-size-asian="7pt" style:font-weight-asian="bold" style:font-size-complex="7pt" style:font-weight-complex="bold"/>
    </style:style>
    <style:style style:name="T155" style:family="text">
      <style:text-properties fo:font-size="7pt" fo:font-weight="bold" officeooo:rsid="0023b9c5" style:font-size-asian="7pt" style:font-weight-asian="bold" style:font-size-complex="7pt" style:font-weight-complex="bold"/>
    </style:style>
    <style:style style:name="T156" style:family="text">
      <style:text-properties fo:font-size="7pt" fo:font-weight="bold" officeooo:rsid="0024cb43" style:font-size-asian="7pt" style:font-weight-asian="bold" style:font-size-complex="7pt" style:font-weight-complex="bold"/>
    </style:style>
    <style:style style:name="T157" style:family="text">
      <style:text-properties fo:font-size="7pt" fo:font-weight="bold" officeooo:rsid="002aace1" style:font-size-asian="7pt" style:font-weight-asian="bold" style:font-size-complex="7pt" style:font-weight-complex="bold"/>
    </style:style>
    <style:style style:name="T158" style:family="text">
      <style:text-properties fo:font-size="7pt" fo:font-weight="bold" officeooo:rsid="002c9e28" style:font-size-asian="7pt" style:font-weight-asian="bold" style:font-size-complex="7pt" style:font-weight-complex="bold"/>
    </style:style>
    <style:style style:name="T159" style:family="text">
      <style:text-properties fo:font-size="7pt" fo:font-weight="bold" officeooo:rsid="0034afb9" style:font-size-asian="7pt" style:font-weight-asian="bold" style:font-size-complex="7pt" style:font-weight-complex="bold"/>
    </style:style>
    <style:style style:name="T160" style:family="text">
      <style:text-properties fo:font-size="7pt" fo:font-weight="bold" officeooo:rsid="0035421e" style:font-size-asian="7pt" style:font-weight-asian="bold" style:font-size-complex="7pt" style:font-weight-complex="bold"/>
    </style:style>
    <style:style style:name="T161" style:family="text">
      <style:text-properties fo:font-size="7pt" fo:font-weight="bold" officeooo:rsid="00353ebb" style:font-size-asian="7pt" style:font-weight-asian="bold" style:font-size-complex="7pt" style:font-weight-complex="bold"/>
    </style:style>
    <style:style style:name="T162" style:family="text">
      <style:text-properties fo:font-size="7pt" fo:font-weight="normal" style:font-size-asian="7pt" style:font-weight-asian="normal" style:font-size-complex="7pt" style:font-weight-complex="normal"/>
    </style:style>
    <style:style style:name="T163" style:family="text">
      <style:text-properties fo:font-size="7pt" fo:font-weight="normal" officeooo:rsid="001aa0bc" style:font-size-asian="7pt" style:font-weight-asian="normal" style:font-size-complex="7pt" style:font-weight-complex="normal"/>
    </style:style>
    <style:style style:name="T164" style:family="text">
      <style:text-properties fo:font-size="7pt" fo:font-weight="normal" officeooo:rsid="001bb127" style:font-size-asian="7pt" style:font-weight-asian="normal" style:font-size-complex="7pt" style:font-weight-complex="normal"/>
    </style:style>
    <style:style style:name="T165" style:family="text">
      <style:text-properties fo:font-size="7pt" fo:font-weight="normal" officeooo:rsid="001d3949" style:font-size-asian="7pt" style:font-weight-asian="normal" style:font-size-complex="7pt" style:font-weight-complex="normal"/>
    </style:style>
    <style:style style:name="T166" style:family="text">
      <style:text-properties fo:font-size="7pt" fo:font-weight="normal" officeooo:rsid="001dfd77" style:font-size-asian="7pt" style:font-weight-asian="normal" style:font-size-complex="7pt" style:font-weight-complex="normal"/>
    </style:style>
    <style:style style:name="T167" style:family="text">
      <style:text-properties fo:font-size="7pt" fo:font-weight="normal" officeooo:rsid="001ef679" style:font-size-asian="7pt" style:font-weight-asian="normal" style:font-size-complex="7pt" style:font-weight-complex="normal"/>
    </style:style>
    <style:style style:name="T168" style:family="text">
      <style:text-properties fo:font-size="7pt" fo:font-weight="normal" officeooo:rsid="001f99b2" style:font-size-asian="7pt" style:font-weight-asian="normal" style:font-size-complex="7pt" style:font-weight-complex="normal"/>
    </style:style>
    <style:style style:name="T169" style:family="text">
      <style:text-properties fo:font-size="7pt" fo:font-weight="normal" officeooo:rsid="001fe9cb" style:font-size-asian="7pt" style:font-weight-asian="normal" style:font-size-complex="7pt" style:font-weight-complex="normal"/>
    </style:style>
    <style:style style:name="T170" style:family="text">
      <style:text-properties fo:font-size="7pt" fo:font-weight="normal" officeooo:rsid="00211c9c" style:font-size-asian="7pt" style:font-weight-asian="normal" style:font-size-complex="7pt" style:font-weight-complex="normal"/>
    </style:style>
    <style:style style:name="T171" style:family="text">
      <style:text-properties fo:font-size="7pt" fo:font-weight="normal" officeooo:rsid="0022220d" style:font-size-asian="7pt" style:font-weight-asian="normal" style:font-size-complex="7pt" style:font-weight-complex="normal"/>
    </style:style>
    <style:style style:name="T172" style:family="text">
      <style:text-properties fo:font-size="7pt" fo:font-weight="normal" officeooo:rsid="0023b9c5" style:font-size-asian="7pt" style:font-weight-asian="normal" style:font-size-complex="7pt" style:font-weight-complex="normal"/>
    </style:style>
    <style:style style:name="T173" style:family="text">
      <style:text-properties fo:font-size="7pt" fo:font-weight="normal" officeooo:rsid="0024cb43" style:font-size-asian="7pt" style:font-weight-asian="normal" style:font-size-complex="7pt" style:font-weight-complex="normal"/>
    </style:style>
    <style:style style:name="T174" style:family="text">
      <style:text-properties fo:font-size="7pt" fo:font-weight="normal" officeooo:rsid="002aace1" style:font-size-asian="7pt" style:font-weight-asian="normal" style:font-size-complex="7pt" style:font-weight-complex="normal"/>
    </style:style>
    <style:style style:name="T175" style:family="text">
      <style:text-properties fo:font-size="7pt" fo:font-weight="normal" officeooo:rsid="002c9e28" style:font-size-asian="7pt" style:font-weight-asian="normal" style:font-size-complex="7pt" style:font-weight-complex="normal"/>
    </style:style>
    <style:style style:name="T176" style:family="text">
      <style:text-properties fo:font-size="7pt" fo:font-weight="normal" officeooo:rsid="002e6ec7" style:font-size-asian="7pt" style:font-weight-asian="normal" style:font-size-complex="7pt" style:font-weight-complex="normal"/>
    </style:style>
    <style:style style:name="T177" style:family="text">
      <style:text-properties fo:font-size="7pt" fo:font-weight="normal" officeooo:rsid="0034afb9" style:font-size-asian="7pt" style:font-weight-asian="normal" style:font-size-complex="7pt" style:font-weight-complex="normal"/>
    </style:style>
    <style:style style:name="T178" style:family="text">
      <style:text-properties fo:font-size="7pt" fo:font-weight="normal" officeooo:rsid="00353ebb" style:font-size-asian="7pt" style:font-weight-asian="normal" style:font-size-complex="7pt" style:font-weight-complex="normal"/>
    </style:style>
    <style:style style:name="T179" style:family="text">
      <style:text-properties fo:font-size="7pt" fo:font-weight="normal" officeooo:rsid="0035421e" style:font-size-asian="7pt" style:font-weight-asian="normal" style:font-size-complex="7pt" style:font-weight-complex="normal"/>
    </style:style>
    <style:style style:name="T180" style:family="text">
      <style:text-properties fo:font-size="7pt" fo:font-weight="normal" officeooo:rsid="00367931" style:font-size-asian="7pt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5">PrincipleOfEasiestPenetration:</text:span><text:span text:style-name="T19">IntruderWillUseAnyMeansOfPenetration...”ValuableComponents”:Hardware,Software,Data...</text:span><text:span text:style-name="T2">EX:CARS:TirePressureMonitoringSystemSignalWentWirelessly,EasilyEavesdroppedWithUniqueIdentifiers</text:span><text:span text:style-name="T36">Vulnerability:</text:span><text:span text:style-name="T2">SecurityWeaknessThatMightBeExploitedToCauseUndesiredConsequences </text:span><text:span text:style-name="T36">Threat:</text:span><text:span text:style-name="T2">AsetOfCircumstances That PotentiallyCauseLossOrHarm </text:span><text:span text:style-name="T36">Attack:</text:span><text:span text:style-name="T2">TheExploitationOfVulnerabilitiesBy Threats </text:span><text:span text:style-name="T21">Control:ProtectiveMeasure…</text:span><text:span text:style-name="T3"> ThreatBlockedByControlOfAVulnerability </text:span><text:span text:style-name="T21">TypesOfThreats: </text:span><text:span text:style-name="T3">Interception,Interruption,Modification, Fabrication </text:span><text:span text:style-name="T21">MOM:</text:span><text:span text:style-name="T3">Method,Opportunity,Motive(ForSuccessfulAttak,AttackersMustHaveThese)..Control?EliminateOneOfThem </text:span><text:span text:style-name="T21">MeaningOf ComputerSecurity:</text:span><text:span text:style-name="T3">ShouldProvide:</text:span><text:span text:style-name="T21">C</text:span><text:span text:style-name="T3">onfidentiality</text:span><text:span text:style-name="T21">I</text:span><text:span text:style-name="T3">ntegrity</text:span><text:span text:style-name="T21">A</text:span><text:span text:style-name="T3">vailability</text:span><text:span text:style-name="T21">(CIA)...</text:span><text:span text:style-name="T3">OtherFactors:Authentication,Authorization,Non-Repudiation, Privacy. </text:span><text:span text:style-name="T21">HardwareVulnerabilities: </text:span><text:span text:style-name="T3">EasiestToDefendAgainst..EX:Add/Remove/Change Devices, PullPlug,RebootWithBootDiskToUseMAchine ForAttack,MountHDs...</text:span><text:span text:style-name="T4">Backhoe(Anchors)Vulnerability,Vulnerable DefibrillatorWithWirelessAccess </text:span><text:span text:style-name="T22">SoftwareVulnerabilities:</text:span><text:span text:style-name="T4">Breaking/Delete Software,ModifyToDoSomethingDifferent(SendDuplilcateTransactionsToAttacker) ,SoftwareTheft… </text:span><text:span text:style-name="T23">TypesOfSoftwareModification:</text:span><text:span text:style-name="T5">LogicBomb,TrojanHorse,Virus,Trapdoor,InformationLeak,CovertChannel..</text:span><text:span text:style-name="T23">”VulnerabilityLifeCycle”</text:span><text:span text:style-name="T5">:Born(inSoftware/Hardware),Discovered,notYetPatched(0-Day),Patched..MostVulnerableBeforePatch..0-Day:BlackMarket,SoftwareVendorsGiveRewards</text:span><text:span text:style-name="T23">DataVulnerability:</text:span><text:span text:style-name="T5">UnderstoodByLayPeople (SSN,Adress,NoskillsNeeded ) ,CanBeValuable(PrivateCompanyInfo),CanBeDamagingIfModified(AirTrafficControl,PatientDrugAllergies) </text:span><text:span text:style-name="T24">PrincipleOfAdequateProtection: </text:span><text:span text:style-name="T6">ItemsMustBeProtectedOnlyUntil TheyLoseValue, MustBeProtectedToDegreeConsistentWithValue (DataMayBeValuableOnlyForShortTime:OscarWinner,Movie)</text:span><text:span text:style-name="T24">DataCompromisedBy:</text:span><text:span text:style-name="T6">Wiretraps,BugsInOutput/Input Devices, Monitoring ElectromagneticRadiation,InferringOneDataPointFromOther,JustAsking...*</text:span><text:span text:style-name="T7">80%AttacksDoneByInsiders,MostDefenseMechanismsDesignedFor ExternalAttacks </text:span><text:span text:style-name="T25">Adversaries:</text:span><text:span text:style-name="T7">ScriptKiddies:DownloadTools,DontUnderstandThem..Amateurs:AverageUserStumblesAcrossVulnerability.. Cracker:HackForChallenge.. CareerCriminals:HackFor PersonalProfit..UsersWithSkills:Design,implementTools </text:span><text:span text:style-name="T25">MethodOfDefense:</text:span><text:span text:style-name="T7">Prevent:Close Vulnerability, Deter:MakeAttackMoreDifficult, Deflect:MakeAnotherTargetAttractive ,Detect:KnowWhenAttackOccurs,Recover:MitigateAttacks Effects. <text:s/></text:span><text:span text:style-name="T25">Controls:</text:span><text:span text:style-name="T7">Encryption,Software,Hardware,Policies&amp;Procedures,Physical </text:span><text:span text:style-name="T26">PrincipleOfEffectiveness: </text:span><text:span text:style-name="T8">ControlsMustBeUsedAndUsed ProperlyToBeEffective,MustBe:Efficient,EasyToUse,Appropriate </text:span><text:span text:style-name="T26">PrincipleOfWeakestLink:</text:span><text:span text:style-name="T8">SecurityNoStrongerThanWeakestLink, WeakestLink CanBe:FirewallPowerSupply,OSThatSecurityAppRunsOver,HumanWho:Plans,Impliments,AdministersControls</text:span><text:span text:style-name="T27">Confidentiality: </text:span><text:span text:style-name="T9">OnlySender, IntendedReceiver”Understand” MessageContents </text:span><text:span text:style-name="T27">MessageIntegrity:</text:span><text:span text:style-name="T9">Sender,ReceiverWantToEnsureMessageNotAltered Without Detection</text:span><text:span text:style-name="T27"> End-PointAuthentication:</text:span><text:span text:style-name="T9"> Sender,ReceiverWantToConfirmIdentityOfEachOther </text:span><text:span text:style-name="T27">Cryptosystem: </text:span><text:span text:style-name="T10">CryptographicAlgorithm, SetAllPossible Plaintexts AndCiphertextsAndKeys</text:span><text:span text:style-name="T27"> CryptographicAlgorithm(akaCipher):</text:span><text:span text:style-name="T9">AlgorithmsThatTakeAKey AndCo</text:span><text:span text:style-name="T10">n</text:span><text:span text:style-name="T9">vertPlaintext ToCiphertextAndBack </text:span><text:span text:style-name="T28">MathmaticRepresentationCryptoSystem: </text:span><text:span text:style-name="T1">K = {0, 1}</text:span><text:span text:style-name="T10">^l</text:span><text:span text:style-name="T1"> ; P = {0, 1}</text:span><text:span text:style-name="T10">^m ; C’= {0, 1}^n ,C ⊆ C’ ;E : P × K → C ; D : C × K → P ; ∀p ∈ P, k ∈ K : D(E(p, k), k) = p ; It is infeasible to find F : P × C → K </text:span><text:span text:style-name="T28">Plaintext:</text:span><text:span text:style-name="T10">P(Characters,numbers,b</text:span><text:span text:style-name="T11">i</text:span><text:span text:style-name="T10">ts?)</text:span><text:span text:style-name="T28">Ciphertext:</text:span><text:span text:style-name="T10">C; </text:span><text:span text:style-name="T20">Encryption (encipher):</text:span><text:span text:style-name="T10">C = E(P) ; </text:span><text:span text:style-name="T28">Decryption (decipher):</text:span><text:span text:style-name="T10">P = D(C) = D(E(P)) </text:span><text:span text:style-name="T28">Cryptology</text:span><text:span text:style-name="T10">:Cryptography + Cryptanalysis</text:span><text:span text:style-name="T28">Cryptanalysis:</text:span><text:span text:style-name="T101">is the study of methods for obtaining the meaning of encrypted information without accessing the secret information</text:span><text:span text:style-name="T11">(“hacking”)A good cryptosystem should be infeasible to: enumerate all possible keys, find the key from any reasonable amount of ciphertext and plaintext by enumerating possible keys, <text:s/>produce plaintext from ciphertext without the key, distinguish ciphertext from true random values </text:span><text:span text:style-name="T29">Kerckhoffs’ Law:</text:span><text:span text:style-name="T11"> “The system must not be required to be secret, and it must be able to fall into the hands of the enemy without inconvenience.” ; <text:s/>Secrecy must reside entirely with the key ; <text:s/>must assume that the enemy has complete details of the cryptographic algorithm ; enemy will reverse engineer your algorithm </text:span><text:span text:style-name="T29">Unconditional secure: </text:span><text:span text:style-name="T11">• If the ciphertext does not contain enough information to uniquely determine the plaintext • No matter how hard the opponent tries • One-time pad</text:span><text:span text:style-name="T29"> Computational secure: </text:span><text:span text:style-name="T11">• If the cost of breaking the cipher exceeds the value of encrypted data • If the time needed to break the cipher exceeds the lifetime of data</text:span><text:span text:style-name="T29"> Brute-Force Attack: </text:span><text:span text:style-name="T11">– Try every possible key on ciphertext until getting an intelligible translation into plaintext – On average, try half of the keys – Costly when key space is large – Remember Moore’s Law</text:span><text:span text:style-name="T29"> Secret key cryptography – </text:span><text:span text:style-name="T11">Involves the use one key</text:span><text:span text:style-name="T29"> - </text:span><text:span text:style-name="T11">Bob and Alice share a same (symmetric) key – a.k.a. private encryption, single-key encryption, symmetric-key encryption ; or conventional encryption C = E(K, P) P = D(K, C) = D(K, E(K,P)) <text:s/></text:span><text:span text:style-name="T29">Requirements for secret key cryptography</text:span><text:span text:style-name="T11"> – Encryption algorithm is publicly known – Secure use of symmetric encryption implies: • a strong encryption algorithm • a secret key known only to sender/receiver – Need a secure channel to distribute keys! <text:s/></text:span><text:span text:style-name="T29">Public key cryptography – </text:span><text:span text:style-name="T11">Involves the use of two (a pair of) keys</text:span><text:span text:style-name="T29"> – </text:span><text:span text:style-name="T11">a.k.a. asymmetric encryption – Bob has a pair of public and private keys – Bob's public key is known by Alice • Alice uses Bob’s public key to encrypt the message C = E(Kpub, P) P = D(Kpri, C) = D(Kpri, E(Kpub, P)) </text:span><text:span text:style-name="T29"><text:s/>Hash functions – </text:span><text:span text:style-name="T11">Involves the use of no key – Nothing secret</text:span><text:span text:style-name="T29"> </text:span><text:span text:style-name="T11">– Hash algorithms are known as message digests or one-way transformations • Fixed-length, condense and one-wayness – Password hashing: secure password storage – Message integrity: keyed hash – Message fingerprint: digest – Digital signature efficiency</text:span><text:span text:style-name="T29"> Caesar Cipher:</text:span><text:span text:style-name="T11"> Every character is replaced with the character three slots to the right.</text:span><text:span text:style-name="T29"> </text:span><text:span text:style-name="T11">Caesar cipher is a special case of shift cipher</text:span><text:span text:style-name="T29"> Shift cipher – </text:span><text:span text:style-name="T11">Encryption: EK (m) = m + K mod 26 – Decryption: DK (c) = c – K mod 26</text:span><text:span text:style-name="T29"> <text:s/>Shift cipher is a special case of substitution cipher Substitution cipher</text:span><text:span text:style-name="T11"> is to substitute one thing for another</text:span><text:span text:style-name="T29"> </text:span><text:span text:style-name="T30">Monoalphabetic cipher: </text:span><text:span text:style-name="T12">substitute one letter for another </text:span><text:span text:style-name="T13">or keyword mixed alphabet </text:span><text:span text:style-name="T31">Polyalphabetic ciphers:</text:span><text:span text:style-name="T13"> use multiple alphabets</text:span><text:span text:style-name="T31">Homophonic ciphers: </text:span><text:span text:style-name="T13">multiple possible output characters for an input character <text:s/></text:span><text:span text:style-name="T31">Polygram ciphers: </text:span><text:span text:style-name="T13">encipher groups of letters at once Problem with monoalphabetic cipher? – One mapping scheme for the entire encryption process – Cryptanalysts could observe the patterns • Countermeasure – Use a different mapping for each character in the plaintext <text:s/></text:span><text:span text:style-name="T31">The Vigenere Cipher</text:span><text:span text:style-name="T13"> – Construct a table (the Vigenere tableau) – Each row in table is a different shift (alphabet) • Why shift cipher instead of monoalphabetic substitution? – Sender and receiver agree on sequence of rows – Helps to disguise patterns </text:span><text:span text:style-name="T31">Homophonic Ciphers</text:span><text:span text:style-name="T13"> • Try to hide plaintext patterns (statistics) • Map each plaintext character to any of a set of ciphertext characters • Homophones : set of possible ciphertext characters that map to a single plaintext character. </text:span><text:span text:style-name="T31">Polygram ciphers </text:span><text:span text:style-name="T13">– substitute a group of characters for another group of characters – Goal: make it difficult for frequency analysis </text:span><text:span text:style-name="T31">Playfair Cipher</text:span><text:span text:style-name="T13"> • Key table: all the letters into a 5 by 5 table – Treat I and J as one, or eliminate Q • Write the keyword (w/o duplicate )at the beginning • Encryption – Divide plaintext into pairs – Double characters separated by dummy character (x) – mi ss is si pp i becomes mi sx si sx si px pi – If plaintext has odd number of chars, append dummy char. • Encrypt plaintext pair-by-pair using the keybook. <text:s/>• </text:span><text:span text:style-name="T31">Substitution ciphers</text:span><text:span text:style-name="T13"> – Monoalphabetic cipher – Polyalphabetic ciphers – Homophonic ciphers – Polygram ciphers – “classical ciphers” • Still vulnerable to various attacks – Brute force attack when key space is small • Vigenere Cipher (and other substitution ciphers) suffers from short keys – Brute force attack • </text:span><text:span text:style-name="T31">One-time pad </text:span><text:span text:style-name="T13">(Vernam Cipher) – Gilbert Vernam (AT&amp;T): 1917 – Take a stream of random data (keystream) – Use it as the key to encrypt the plaintext – Message receiver uses same keystream to recover plaintext • If the stream is truly random -</text:span><text:span text:style-name="T14">&gt;</text:span><text:span text:style-name="T13"> perfect security! – Proven to be impossible to crack! • How to encrypt? – Bit-wise XOR – Shift (plaintext + key mod 26) </text:span><text:span text:style-name="T31">Rotor machines:</text:span><text:span text:style-name="T13"> Implements a kind of Vigenere tableau – Keypad (to input plaintext) – Several rotors (to generate keys) – Keypad wired to a rotor and rotors wired to each other • Operation: – After each key is pressed, at least one rotor spins (gets a new mapping) – An output is generated for the pressed key – Rotors positions don’t repeat until 26#rotors keys have been pressed • Effect: 26#rotors substitution alphabets • Sender and receiver agree on an initial state of the rotors (key). • Most rotor machines are designed to be involution: encrypt the ciphertext with the same initial settings generates the plaintext. • Most famous rotor machine: Enigma </text:span><text:span text:style-name="T31">Transposition Ciphers: </text:span><text:span text:style-name="T102">Rearrange the plaintext to get ciphertext</text:span><text:span text:style-name="T31">; Columnar Transposition: </text:span><text:span text:style-name="T13">Use a two-dimensional array (matrix)– Write plaintext in rows – Read ciphertext in columns</text:span><text:span text:style-name="T31"> Combinations of Approaches:</text:span><text:span text:style-name="T13"> Use a combination of the two → product cipher – Substitution adds confusion – Transposition adds diffusion</text:span><text:span text:style-name="T31"> – Shannon Secrecy </text:span><text:span text:style-name="T13">P (M = m | E(K, m) = c) = P (M = m) • Probability of guessing the plaintext knowing the ciphertext = probability of guessing plaintext without knowing ciphertext. P ( E(K, m) = c) = P ( E(K, m’) = c) • Probability of any message giving a ciphertext is the same</text:span><text:span text:style-name="T31"> • Confusion and Diffusion </text:span><text:span text:style-name="T13">– Confusion: make the relationship between the plaintext and the ciphertext (or the ciphertext and the key) as complex as possible. • Use the key in a very complex way. – Diffusion: dissipate the statistical structure of the plaintext in the long range statistics of the ciphertext. • Have many plaintext characters (bits) affect each ciphertext character (bit)</text:span><text:span text:style-name="T31"> <text:s/>Claude Shannon introduced idea of substitution-permutation (S-P) networks:</text:span><text:span text:style-name="T13"> – The basis of modern block ciphers – S-P networks are based on the two primitive cryptographic operations: • substitution (S-box) • permutation (P-box) • we will see them in DES (1974) – Provide confusion and diffusion of message</text:span><text:span text:style-name="T31"> • Stream ciphers </text:span><text:span text:style-name="T13">– encrypt one symbol (bit, letter) at a time – encrypt the i th symbol with the i th part of the keystream</text:span><text:span text:style-name="T31"> • Block ciphers – </text:span><text:span text:style-name="T13">Encrypt larger blocks of plaintext – Encrypt all blocks with the same key – E.g. the transposition cipher example: • Encrypt 4 letters at once • Cannot just encrypt letter 1 – need to wait for the other letters in the block</text:span><text:span text:style-name="T31"> Stream ciphers </text:span><text:span text:style-name="T13">– Vernam (one time pad) – Vigenere with period p – Rotor machine with r rotors: period of 26r</text:span><text:span text:style-name="T31"> • Block ciphers – </text:span><text:span text:style-name="T13">Transposition ciphers with period p – Playfair</text:span><text:span text:style-name="T31"> Stream ciphers – </text:span><text:span text:style-name="T13">Advantages: fast; low error propagation – Disadvantages: low diffusion; vulnerable to insertions and modifications </text:span><text:span text:style-name="T31">• Block ciphers – </text:span><text:span text:style-name="T13">Advantages: high diffusion; more immunity to insertion – Disadvantages: slower; error propagation</text:span><text:span text:style-name="T31"> </text:span><text:span text:style-name="T32">DES</text:span><text:span text:style-name="T33">(Data Encryption Standard)</text:span><text:span text:style-name="T32">::</text:span><text:span text:style-name="T15"> – Block cipher. 64-bit blocks – same algorithm used for encryption and decryption – 56-bit keys (effective key length: 56!!) • represented as 64-bit • but every 8th bit is for parity only – symmetric: receiver uses same key to decrypt; Encryption Provides – confusion (substitutions) – diffusion (permutations) Same process 16 times per block </text:span><text:span text:style-name="T32">Strength:</text:span><text:span text:style-name="T15"> Not that strong anymore, 1998&lt;3days, NSA can now in milliseconds</text:span><text:span text:style-name="T16"> </text:span><text:span text:style-name="T34">EachRound:</text:span><text:span text:style-name="T16"> Li = Ri - 1 ;; Ri = Li−1⊕ f (Ri−1 , ki ) </text:span><text:span text:style-name="T34">Fiestel(F)Function</text:span><text:span text:style-name="T16">: Purmutauion,S-Box,P-Box </text:span><text:span text:style-name="T34">S-boxes (substitution boxes)</text:span><text:span text:style-name="T16"> – R: from 48 bits to 32 bits – Break R into 8 blocks – 6 bits/block – S-boxes are different </text:span><text:span text:style-name="T34">P-box</text:span><text:span text:style-name="T16"> – Input: 32 bits – Bits are rearranged according to a fixed permutation. – Output: 32 bits – Add diffusion – Each S-box's output bits are spread across 6 different S-boxes in the next round </text:span><text:span text:style-name="T34">ExclusiveOr is Key Schedule: </text:span><text:span text:style-name="T16">Key is 56 bits (64 – 8 parity)</text:span><text:span text:style-name="T34"> AES</text:span><text:span text:style-name="T33">(Advanced Encryption Standard)</text:span><text:span text:style-name="T34">:: Block size: </text:span><text:span text:style-name="T16">128 bits=16bytes</text:span><text:span text:style-name="T34"> In each round</text:span><text:span text:style-name="T16"> – SubBytes: non-linear byte substitution – ShiftRows: circular byte shift in each row – MixColumns: add diffusion – AddRoundKey </text:span><text:span text:style-name="T34">“State”</text:span><text:span text:style-name="T16"> of machine given by 4x4 array of bytes. </text:span><text:span text:style-name="T33">SubBytes:</text:span><text:span text:style-name="T16">Change each byte of state with corresponding byte from SBOX matrix: SBOX [X,Y] Non-linear, based on polynomial arithmetic </text:span><text:span text:style-name="T33">ShiftRows:</text:span><text:span text:style-name="T17"> • 1 st row is unchanged • 2 nd row does 1 byte circular shift to left • 3rd row does 2 byte circular shift to left • 4th row does 3 byte circular shift to left</text:span><text:span text:style-name="T33"> MixColumns:</text:span><text:span text:style-name="T17">• each column is processed separately • each byte is replaced by a value dependent on all 4 bytes in the column</text:span><text:span text:style-name="T33"> AddRoundKey: </text:span><text:span text:style-name="T17">• XOR state with 128-bits of the round key • again processed by column (though effectively a series of byte operations)</text:span><text:span text:style-name="T33"> Strength: </text:span><text:span text:style-name="T17">NIST estimated that a machine that could break a 56-bit DES key in 1 second would take 149 trillion years to crack a 128-bit AES key </text:span><text:span text:style-name="T33">Diffie-Hellman Key Agreement: </text:span><text:span text:style-name="T37">– Started the modern age of cryptography – Enable negotiation of a secret over an insecure media – Idea: participants exchange intractable puzzles that can be solved easily with additional information.</text:span><text:span text:style-name="T33"> Protocol: *</text:span><text:span text:style-name="T18">Seutp: both agree on a large prime p and a generator g (belongsTo)Z</text:span><text:span text:style-name="T38">p </text:span><text:span text:style-name="T45">; Both are public info. EX. P=13, g=4 *Step1: Each principal picks a private value xa.xb(&lt;p-1), and generates a new value ya= g</text:span><text:span text:style-name="T95">xa</text:span><text:span text:style-name="T45">mod p, and yb = g</text:span><text:span text:style-name="T95">xb</text:span><text:span text:style-name="T45"> mod p *Step2: Exchange y, generate the secret shared key za = yb</text:span><text:span text:style-name="T95">xa</text:span><text:span text:style-name="T45"> mod p, and zb= ya</text:span><text:span text:style-name="T95">xb</text:span><text:span text:style-name="T45"> mod p *Step3: the agreed session key is g</text:span><text:span text:style-name="T95">xaxb</text:span><text:span text:style-name="T45"> mod p </text:span><text:span text:style-name="T53">Attacks on D-H: </text:span><text:span text:style-name="T45">This is a key agreement, not authentication – You don’t know anything about who you have exchanged keys with – Insecure against active attacks, e.g., man-inthe-middle • Alice and Bob think they are talking directly to each other • Mallory is actually performing two separate exchanges</text:span><text:span text:style-name="T53"> </text:span><text:span text:style-name="T54">RSA(Rivest, Shamir, Adleman): 2002 Turing Award:: RSA Key generation </text:span><text:span text:style-name="T46">– Select two large primes p and q; (p != q) – Calculate n = pq – Calculate φ(n) = (p-1)(q-1) • Euler's totient function. – Select a random integer e, 1&lt;e&lt;φ(n),and e is relatively prime to φ(n): gcd(e, φ(n))=1 – Compute d, 1&lt;d&lt;φ(n), and d ≡ e -1 mod φ(n) • de≡ 1 mod φ(n)</text:span><text:span text:style-name="T54"> Public key: &lt;e,n&gt; Private Key: &lt;d,n&gt; </text:span><text:span text:style-name="T52">Note:</text:span><text:span text:style-name="T44"> p, q, and φ(n) should be thrown away • </text:span><text:span text:style-name="T52">RSA Encryption</text:span><text:span text:style-name="T44"> – Given: message m, 0&lt;m&lt;n, public key </text:span><text:span text:style-name="T46">&lt;e,n&gt; – Compute c = m</text:span><text:span text:style-name="T96">e</text:span><text:span text:style-name="T46"> mod n • </text:span><text:span text:style-name="T54">RSA Decryption</text:span><text:span text:style-name="T46"> – Given: ciphertext c, and private key &lt;d,n&gt; – Compute m = c</text:span><text:span text:style-name="T96">d</text:span><text:span text:style-name="T46"> mod n – Actually: c</text:span><text:span text:style-name="T96">d</text:span><text:span text:style-name="T46"> mod n = m mod n </text:span><text:span text:style-name="T54">RSA is thought to be secure because</text:span><text:span text:style-name="T46">: – to find d (inverse of e mod φ(n)) • need to know φ(n) – given n it's </text:span><text:soft-page-break/><text:span text:style-name="T46">very difficult to find φ(n) • thought to be no easier than factoring n • Quantum computers and Shor’s algorithm? • Note: when p and q are 100 decimal digits – n is about 200 decimal digits – millions of years of computer time needed to factor </text:span><text:span text:style-name="T54">Hybrid scheme (public + session key)</text:span><text:span text:style-name="T46"> – Public key crypto is slow – Symmetric key is fast but key distribution problem – solution: • Create a symmetric key called session key • Encrypt the data with the session key • Encrypt the session key with the receiver’s public key </text:span><text:span text:style-name="T55">MAC(Message Authentication Codes):: </text:span><text:span text:style-name="T47">Small block appended to message for authentication MAC = CK (M) – C mac function – K shared secret key – M message • The block is called – cryptographic checksum or – Message Authentication Code (MAC) • MACs verify – that the message came from A – that message has not been altered</text:span><text:span text:style-name="T55"> Hash functions </text:span><text:span text:style-name="T47">take a message as input – Message may be of any length – Output is string/number of fixed length • Sometimes called message digest functions • Hash result: called digest or fingerprint • Cryptographic hashes ≠ function used in hash tables • Cryptographic hashes are one way: – Given M, it's easy to compute H(M) – Given H(M), should be very difficult to produce M – or any M' where H(M') = H(M) • “Collision” – Implies uniform distribution of hash values • Example cryptographic hashes: – MD5 – 128 bits – SHA1 – 160 bits </text:span><text:span text:style-name="T55">Hash Functions for Authentication</text:span><text:span text:style-name="T47"> – Can we use a hash function as an authenticator? • Just send M + H(M) • No: Bad guy will send M' + H(M') • Again: the hash function (crypto algorithm) is public – Try this: • Send: M + EA_pri(H(M)) • Or: H(secret + M) • Can I use Bob’s public key? • Send: M + EB_pub(H(M)) </text:span><text:span text:style-name="T56">Authentication::</text:span><text:span text:style-name="T47"> *We consider two authentication scenarios – Server authentication • Certificate – User authentication • With OS • In a distributed system </text:span><text:span text:style-name="T56">Public Key Infrastructure (PKI)</text:span><text:span text:style-name="T47">Goal of authentication: bind identity to key • Public key: bind identity to public key – Crucial as people will use key to communicate with principal whose identity is bound to key – Erroneous binding means no secrecy between principals – Assume principal identified by an acceptable name • Certificate: token (message) containing – Identity of principal (here, Alice) – Corresponding public key – Timestamp (when issued) – Other information (perhaps identity of signer) – Compute hash (message digest) of token • Hash encrypted by trusted authority (here, Cathy) using private key: called a “signature” • Bob gets Alice’s certificate – If he knows Cathy’s public key, he can validate the certificate • Decrypt the encrypted hash using Cathy’s public key • Re-compute hash from certificate and compare • Check validity • Is the principal Alice? – Now Bob has Alice’s public key • Alice is endorsed by Cathy! • Problem: Bob needs Cathy’s public key to validate certificate – That is, secure distribution of public keys – Solution: Public Key Infrastructure (PKI) using trust anchors called Certificate Authorities (CAs) that issue certificates • </text:span><text:span text:style-name="T55">Hierarchical CAs with cross-certification</text:span><text:span text:style-name="T47"> – Multiple root CAs that are cross-certified • Web Model – Browsers or Operating Systems come preconfigured with multiple trust anchor certificates – New certificates can be added (be careful!) – Bad certificate can be revoked. • Distributed model (e.g., PGP) – No CA; instead, users certify each other to build a “web of trust </text:span><text:span text:style-name="T57">Passwords: </text:span><text:span text:style-name="T48">What if the bad guy gets your password file? – Aside: this has happened a lot. Many of them through SQL injection attack. • Instead of storing cleartext passwords – Store passwords transformed through some one-way function, e.g. the hash of the password. • When user sends password – take hash of the password, H(pass) – check H(pass) == what’s in password file Password crackers – Brute force – Dictionary based • What if the bad guy manages to get the a hashed password h(p) – Hash the terms in the dictionary, and compare them with h(p) – Counter measure: we can make the h() function very slow, or hash it many times. • If it takes 0.1 second compute hash – doesn’t matter in real world applications. • However, the adversary could only test 600 passwords in a minute. </text:span><text:span text:style-name="T57">Rainbow table</text:span><text:span text:style-name="T48">: pre-computes h(p) for all entries in the dictionary </text:span><text:span text:style-name="T57">Counter measure: salt </text:span><text:span text:style-name="T48">– Add randomness to password hash – Random data called salt </text:span><text:span text:style-name="T57">Distributed Authentication</text:span><text:span text:style-name="T48">: In a distributed environment? – Key management – Secret key: if there are N principals, N2 shared keys would be needed – PKI: if there are N principals, N (public, private) key pairs would be needed</text:span><text:span text:style-name="T57"> Kerberos: </text:span><text:span text:style-name="T48">A centralized authentication service – Authenticate users to services – Authenticate services to users – Servers are relieved of the burden of maintaining authentication information</text:span><text:span text:style-name="T57"> History </text:span><text:span text:style-name="T48">– Developed as a part of Project Athena at MIT – Solves: password eavesdropping – Online authentication: variant of Needham-Schroeder – Easy application integration API – First single sign-on system – Sign-on once, access all services </text:span><text:span text:style-name="T57">• Most widely used (non-web) centralized password system in existence – </text:span><text:span text:style-name="T48">Adopted by Windows 2000 and all later versions – Also available for Unix/Linux family of OS – Again, there are some interesting stories about military adoption and export control…</text:span><text:span text:style-name="T57"> The design of Kerberos – </text:span><text:span text:style-name="T48">Goal: reduce the amount of information each individual system needs to maintain. – Trusted third-party issues certificate – Prove that I am the person on the certificate – Certificates contain other properties useful for authorization decisions – Assumption: the communication channel is insecure.</text:span><text:span text:style-name="T57"> The Kerberos architecture –</text:span><text:span text:style-name="T48"> KDC: Key Distribution Center • KA : Shared between Alice and KDC</text:span><text:span text:style-name="T57"> *</text:span><text:span text:style-name="T48">KDC: only Alice could see K; only Bob could see {Alice, K}</text:span><text:span text:style-name="T57">. </text:span><text:span text:style-name="T48">• KDC: only Alice could see the session key; only Bob could see the ticket. • Alice: only Bob could “understand” the ticket; only Bob could see m • Bob: only Alice (with session key) could see m+1 </text:span><text:span text:style-name="T57">Design rationales behind Kerberos – </text:span><text:span text:style-name="T48">Less work on servers (KDC and Bob), more work on clients • A client requests credentials (ticket + session key) and manage them; KDC and Bob do not maintain states about user credentials (except that it must remember authenticators seen in a time window to avoid replay attacks) • More scalable in a large distributed system – Less communication overhead • Alice sends both the ticket and the authenticator to Bob. Neither Alice nor Bob needs to wait. </text:span><text:span text:style-name="T57">Short-term credentials </text:span><text:span text:style-name="T48">– Kerberos tickets and session keys are shortterm credentials. Unlike the long-term credentials (keys shared with KDC), they can be stored in memory or disk. </text:span><text:span text:style-name="T57">One ticket for one server </text:span><text:span text:style-name="T48">– The ticket is only good between Alice and Bob – Alice would have to type in password to obtain a new ticket for a different server • </text:span><text:span text:style-name="T57">Single Sign-On (SSO)</text:span><text:span text:style-name="T48"> – Ticket-granting Server (TGS) • A dedicated server that issues tickets for all other servers – User only needs to type in password once to obtain a credential (ticket+session key) for TGS (Ticket-Granting Ticket) – Subsequent ticket-granting requests will be conducted through TGS <text:s/></text:span><text:span text:style-name="T57">Kerberos Single Sign-On (SSO)</text:span><text:span text:style-name="T48"> – AS: Authentication server – TGS Session Key: K</text:span><text:span text:style-name="T39">S-TGS</text:span><text:span text:style-name="T48"> – Sending K</text:span><text:span text:style-name="T39">S-TGS</text:span><text:span text:style-name="T48"> to Alice: {K</text:span><text:span text:style-name="T39">S-TGS</text:span><text:span text:style-name="T48">}</text:span><text:span text:style-name="T39">KA</text:span><text:span text:style-name="T48"> – Ticket Granting Ticket (TGT): {Alice, K</text:span><text:span text:style-name="T39">S-TGS</text:span><text:span text:style-name="T48">} </text:span><text:span text:style-name="T39">KTGS</text:span><text:span text:style-name="T48"> <text:s/></text:span><text:span text:style-name="T58">EECS u</text:span><text:span text:style-name="T49">ses SSO Kerberos sytem</text:span><text:span text:style-name="T58"> ;; Database Security:: CIA: </text:span><text:span text:style-name="T49">Confidentiality: </text:span><text:span text:style-name="T44">Prevent/detect/deter improper Disclosure of information</text:span><text:span text:style-name="T49"> ; Integrity: Prevent/detect/deter Improper modification of information ; Availability:Prevent/detect/deter improper Denial of access to services. </text:span><text:span text:style-name="T58">Access Control:</text:span><text:span text:style-name="T49"> • Ensures that all direct accesses to object are authorized • Protects against accidental and malicious threats by regulating the read, write and execution of data and programs • Requires: – Proper user identification – Information specifying the access rights is protected form modification</text:span><text:span text:style-name="T58"> Access control components: – Access control policy <text:s/></text:span><text:span text:style-name="T49">specifies the authorized accesses of a system</text:span><text:span text:style-name="T58"> – Access control mechanism i</text:span><text:span text:style-name="T49">mplements and enforces the policy</text:span><text:span text:style-name="T58">; <text:s/>Mandatory Access Control (MAC):</text:span><text:span text:style-name="T49"> • Utilize security classifications – TS: Top Secret, S: Secret, C: Classified, U: Unclassified – TS &gt; S &gt; C &gt; U • Each subject and object are classified into one of the security classifications (TS, S, etc.) • Bell-LaPadulla properties (restrictions on data access) – simple property: No READ UP – star (*) property: No WRITE DOWN (write at own level)</text:span><text:span text:style-name="T58"> Multilevel relational (MLS) schema: </text:span><text:span text:style-name="T59">(</text:span><text:span text:style-name="T50">Homework assignment with classifications) What if the S level wants to update one of the tuples at the U level? – U cannot see the update – Replicate the tuple </text:span><text:span text:style-name="T59">Discretionary Access Control (DAC):</text:span><text:span text:style-name="T50"> • For each subject access right to the objects are defined – (subject, object, +/- access mode) – E.g. (Black, Employee-relation, read) • Based on granting and revoking privileges • Assign privileges – to account level (subject) • independent of the relations • create schema, create table, create view – on relation level (object) • on a particular base relation or view </text:span><text:span text:style-name="T59">Authorization ID’s:</text:span><text:span text:style-name="T50"> • A user is referred to by authorization ID, typically their login name. • There is an authorization ID PUBLIC. – Granting a privilege to PUBLIC makes it available to any authorization ID. • The objects on which privileges exist include stored tables and views. • Other privileges are the right to create objects of a type, e.g., triggers.</text:span><text:span text:style-name="T59"> Privileges:</text:span><text:span text:style-name="T50"> • A file system identifies certain privileges on the objects (files) it manages. – Typically read, write, execute. • SQL identifies a more detailed set of privileges on objects (relations) than the typical file system. • Nine privileges in all, some of which can be restricted to one column of one relation.</text:span><text:span text:style-name="T59"> • Some important privileges on a relation: </text:span><text:span text:style-name="T50">1. SELECT = right to query the relation.  May apply to only one attribute. 2. INSERT = right to insert tuples. 3. DELETE = right to delete tuples. 4. UPDATE = right to update tuples.  May apply to only one attribute.</text:span><text:span text:style-name="T59"> <text:s/>Granting Privileges: </text:span><text:span text:style-name="T50">• You have all possible privileges on the objects, such as relations, that you create. • You may grant privileges to other users (authorization ID’s), including PUBLIC. • You may also grant privileges WITH GRANT OPTION, which lets the grantee also grant this privilege.</text:span><text:span text:style-name="T59"> • To grant privileges, say: </text:span><text:span text:style-name="T50">GRANT </text:span><text:span text:style-name="T59">&lt;</text:span><text:span text:style-name="T50">list of privilages&gt; “\n” ON &lt;realtion or other object&gt; “\n” TO &lt;list of authorized IDs&gt; <text:s/>• If you want the recipient(s) to be able to pass the privilege(s) to others add: WITH GRANT OPTION <text:s/></text:span><text:span text:style-name="T59">Grant:• </text:span><text:span text:style-name="T50">Suppose you are the owner of Sells. You may say: GRANT SELECT, UPDATE(price) ON Sells TO sally; • Now Sally has the right to issue any query on Sells and can update the price component only</text:span><text:span text:style-name="T59">. Grant option </text:span><text:span text:style-name="T50">• Suppose we also grant: GRANT UPDATE ON Sells TO sally WITH GRANT OPTION; • Now, Sally not only can update any attribute of Sells, but can grant to others the privilege UPDATE ON Sells. – Also, she can grant more specific privileges like UPDATE(price)ON Sells. </text:span><text:span text:style-name="T59">Revoking Privileges</text:span><text:span text:style-name="T50">: REVOKE </text:span><text:span text:style-name="T59">&lt;</text:span><text:span text:style-name="T50">list of privilages&gt; “\n” ON &lt;realtion or other object&gt; “\n” </text:span><text:span text:style-name="T51">FROM</text:span><text:span text:style-name="T50"> &lt;list of authorized IDs&gt; <text:s/>• Your grant of these privileges can no longer be used by these users to justify their use of the privilege. – But they may still have the privilege because they obtained it independently from elsewhere. <text:s/>• We must append to the REVOKE statement either: 1. CASCADE. Now, any grants made by a revokee are also not in force, no matter how far the privilege was passed. 2. RESTRICT. If the privilege has been passed to others, the REVOKE fails as a warning that something else must be done to “chase the privilege down.” </text:span><text:span text:style-name="T59">RBAC</text:span><text:span text:style-name="T60">(Role-based access control)</text:span><text:span text:style-name="T50">: – Semantic construct – System administrator creates roles according to job functions • Role – Specific task competency – duty assignments – Embody authority and responsibility • Grant permissions to users in these roles – Roles &amp; permissions – Users &amp; roles • Roles define individuals and extent of resource access • Combination of users and permissions can change – E.g. user membership in roles • Permissions associated with roles stable • Administration of roles rather than permissions • Role permission predefined – Easier to add/remove users membership than create new roles/permissions • Roles part of SQL3 • Supported by many software products – Roles used in Windows NT, XP (system admin) • Access control in RBAC exists in: – Role-permission (stable) – User-role (dynamic) – Role-role relationships (stable) • RBAC supports principles: – Least privilege – Separation of duties- mutually exclusive roles – Data abstraction- abstract permissions (not just R/W) • Limitations – RBAC cannot enforce way principles applied – system admin could configure to violate • Mutually exclusive roles – User at most 1 role in ME set – Combinations of roles and permissions can be prohibited • Cardinality – Maximum number of members in a role – Minimum cardinality difficult to implement • Prerequisite role – User assigned to role B, only if assigned to A – Permission p assigned to role only if role has permission q <text:s/></text:span><text:span text:style-name="T59">DAC, MAC vs. RBAC</text:span><text:span text:style-name="T50">: • DAC vs. MAC emerged from defense security research • RBAC independent of access control • RBAC can be used to implement DAC, MAC <text:s/></text:span><text:span text:style-name="T59">Database Encryption</text:span><text:span text:style-name="T50">:: </text:span><text:span text:style-name="T59">Application Level Encryption</text:span><text:span text:style-name="T50">: • Data protected in database &amp; storage • Data protected in use and transit • Programming needed in the applications • Power of database limited -indexing, searching, stored procedures • All access must go through application • Key management </text:span><text:span text:style-name="T59">Database Encryption</text:span><text:span text:style-name="T50">: • Protects data as it is written to and read from a database • Secures data in the file-system used by database • Enables field level encryption • Transparent to applications • Watch data in transit </text:span><text:span text:style-name="T59">The Inference Problem</text:span><text:span text:style-name="T50">: • Inference problem is to infer or derive sensitive data from non-sensitive data. <text:s/></text:span><text:span text:style-name="T59">Tracker Attacks</text:span><text:span text:style-name="T50">: • divide queries into parts – C = C1 AND C2 – count(C) = count(C1) - count (C1 AND ~C2) • combination is called a tracker • each part acceptable query size • overlap is desired result • Tracker attacks: Generate the desired data by using additional queries that generate small results. SELECT COUNT(*) FROM Sample WHERE Sex = ‘F’ AND Race = ‘C’ AND Dorm = ‘Holmes’; • Use rules of logic and algebra to rewrite query: count (a AND b AND c) = count(a) - count(a AND NOT (b AND c)) = count(a) - count(a AND (NOT b OR NOT c)) <text:s/></text:span><text:span text:style-name="T59">Controls for Inference Attacks</text:span><text:span text:style-name="T50">: • Query controls – Limit overlap between new and previous queries • Partitioning – Cluster records into exclusive groups and only allow queries on entire groups • Item controls – Suppression: query is rejected without sensitive data provided. – Concealing: the answer provided is close to but not exactly the actual answer. • No perfect solution • Three paths to follow: – Suppress obvious sensitive information (easily). – Track what the user knows (costly). • They are used to limit queries accepted and data provided. – Disguise the data (problem with precision). • It’s applied only to the released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1799in" fo:margin-right="0.1799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52:35.749869522</meta:creation-date>
    <dc:date>2018-03-12T17:49:59.202670542</dc:date>
    <meta:editing-duration>PT52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4282" meta:character-count="29486" meta:non-whitespace-character-count="24924"/>
  </office:meta>
</office:document-meta>
</file>